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c0000" draw:textarea-horizontal-align="justify" draw:textarea-vertical-align="middle" draw:auto-grow-height="false" fo:min-height="1.097cm" fo:min-width="1.118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dc0000" draw:fill-color="#ffffff" draw:textarea-horizontal-align="justify" draw:textarea-vertical-align="middle" draw:auto-grow-height="false" fo:min-height="0.258cm" fo:min-width="2.6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Line_20_Style_20_9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P1" style:family="paragraph">
      <loext:graphic-properties draw:fill-color="#dc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font-name="Bitstream Vera Sans Mono"/>
    </style:style>
    <style:style style:name="P6" style:family="paragraph">
      <loext:graphic-properties draw:fill="none" draw:fill-color="#ffffff"/>
      <style:text-properties style:font-name="Bitstream Vera Sans Mono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dc0000"/>
      <style:paragraph-properties fo:text-align="center"/>
      <style:text-properties fo:color="#ffffff"/>
    </style:style>
    <style:style style:name="T1" style:family="text">
      <style:text-properties style:font-name="Bitstream Vera Sans Mono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905cm" svg:x="6.461cm" svg:y="8.747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01cm" svg:height="0.946cm" svg:x="6.715cm" svg:y="9.22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2" draw:id="id2" draw:layer="layout" svg:width="2.286cm" svg:height="1.905cm" svg:x="6.461cm" svg:y="13.88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59cm" svg:height="0.89cm" svg:x="6.996cm" svg:y="14.39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3" draw:layer="layout" draw:type="line" svg:x1="7.604cm" svg:y1="10.652cm" svg:x2="7.604cm" svg:y2="13.884cm" draw:start-shape="id1" draw:start-glue-point="8" draw:end-shape="id2" draw:end-glue-point="4" svg:d="M7604 10652v3232" svg:viewBox="0 0 1 3233">
          <text:p/>
        </draw:connector>
        <draw:custom-shape draw:style-name="gr4" draw:text-style-name="P4" draw:layer="layout" svg:width="3.556cm" svg:height="1.016cm" svg:x="9.89cm" svg:y="1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5.455cm" svg:height="0.988cm" svg:x="9.117cm" svg:y="11.341cm">
          <draw:text-box>
            <text:p text:style-name="P5"><text:span text:style-name="T1">gra</text:span><text:span text:style-name="T1">die</text:span><text:span text:style-name="T1">nt(</text:span><text:span text:style-name="T1">y,x</text:span><text:span text:style-name="T1">)</text:span></text:p>
          </draw:text-box>
        </draw:frame>
        <draw:custom-shape draw:style-name="gr1" draw:text-style-name="P1" xml:id="id3" draw:id="id3" draw:layer="layout" svg:width="2.286cm" svg:height="1.905cm" svg:x="14.843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06cm" svg:height="0.946cm" svg:x="15.097cm" svg:y="8.8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xml:id="id4" draw:id="id4" draw:layer="layout" svg:width="2.286cm" svg:height="1.905cm" svg:x="16.875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59cm" svg:height="0.89cm" svg:x="17.41cm" svg:y="12.55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3" draw:text-style-name="P3" draw:layer="layout" draw:type="line" svg:x1="15.986cm" svg:y1="10.271cm" svg:x2="18.018cm" svg:y2="12.049cm" draw:start-shape="id3" draw:start-glue-point="8" draw:end-shape="id4" draw:end-glue-point="4" svg:d="M15986 10271l2032 1778" svg:viewBox="0 0 2033 1779">
          <text:p/>
        </draw:connector>
        <draw:custom-shape draw:style-name="gr1" draw:text-style-name="P8" xml:id="id5" draw:id="id5" draw:layer="layout" svg:width="2.286cm" svg:height="1.905cm" svg:x="14cm" svg:y="14.081cm">
          <text:p text:style-name="P7"><text:span text:style-name="T2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83cm" svg:height="0.783cm" svg:x="18.426cm" svg:y="13.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3" draw:layer="layout" draw:type="line" svg:x1="15.986cm" svg:y1="10.271cm" svg:x2="15.143cm" svg:y2="14.081cm" draw:start-shape="id3" draw:start-glue-point="8" draw:end-shape="id5" draw:end-glue-point="4" svg:d="M15986 10271l-843 3810" svg:viewBox="0 0 844 3811">
          <text:p/>
        </draw:connector>
        <draw:connector draw:style-name="gr3" draw:text-style-name="P3" draw:layer="layout" draw:type="line" svg:x1="17.209cm" svg:y1="13.675cm" svg:x2="15.952cm" svg:y2="14.36cm" draw:start-shape="id4" draw:start-glue-point="7" draw:end-shape="id5" draw:end-glue-point="11" svg:d="M17209 13675l-1257 685" svg:viewBox="0 0 1258 686">
          <text:p/>
        </draw:connector>
        <draw:connector draw:style-name="gr6" draw:text-style-name="P3" draw:layer="layout" draw:type="line" svg:x1="7.604cm" svg:y1="15.843cm" svg:x2="7.604cm" svg:y2="17.875cm" svg:d="M7604 15843v2032" svg:viewBox="0 0 1 2033">
          <text:p/>
        </draw:connector>
        <draw:frame draw:style-name="gr5" draw:text-style-name="P6" draw:layer="layout" svg:width="0.883cm" svg:height="0.988cm" svg:x="7.165cm" svg:y="17.821cm">
          <draw:text-box>
            <text:p text:style-name="P5"><text:span text:style-name="T1">y</text:span></text:p>
          </draw:text-box>
        </draw:frame>
        <draw:frame draw:style-name="gr7" draw:text-style-name="P6" xml:id="id6" draw:id="id6" draw:layer="layout" svg:width="2.986cm" svg:height="0.988cm" svg:x="13.681cm" svg:y="17.792cm">
          <draw:text-box>
            <text:p text:style-name="P5"><text:span text:style-name="T1">g</text:span><text:span text:style-name="T1">r</text:span><text:span text:style-name="T1">a</text:span><text:span text:style-name="T1">d</text:span><text:span text:style-name="T1">_</text:span><text:span text:style-name="T1">y</text:span></text:p>
          </draw:text-box>
        </draw:frame>
        <draw:connector draw:style-name="gr6" draw:text-style-name="P3" draw:layer="layout" draw:type="line" svg:x1="15.143cm" svg:y1="15.986cm" svg:x2="15.174cm" svg:y2="17.792cm" draw:start-shape="id5" draw:start-glue-point="8" draw:end-shape="id6" draw:end-glue-point="0" svg:d="M15143 15986l31 1806" svg:viewBox="0 0 32 18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0:45:14.337681167</meta:creation-date>
    <dc:date>2018-06-05T11:41:03.928532399</dc:date>
    <meta:editing-duration>PT45M17S</meta:editing-duration>
    <meta:editing-cycles>3</meta:editing-cycles>
    <meta:generator>LibreOffice/5.1.6.2$Linux_X86_64 LibreOffice_project/10m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style color="white">
      <mrow>
        <mi>u</mi>
        <mo stretchy="false">∈</mo>
        <msup>
          <mi mathvariant="normal">ℝ</mi>
          <mn>4</mn>
        </msup>
      </mrow>
    </mstyle>
    <annotation encoding="StarMath 5.0">color white {u in setR^4}</annotation>
  </semantics>
</math>
</file>

<file path=Object 2/content.xml><?xml version="1.0" encoding="utf-8"?>
<math xmlns="http://www.w3.org/1998/Math/MathML" display="block">
  <semantics>
    <mstyle color="white">
      <msub>
        <mrow>
          <mo fence="true" stretchy="false">‖</mo>
          <mrow>
            <mi>.</mi>
          </mrow>
          <mo fence="true" stretchy="false">‖</mo>
        </mrow>
        <mn>2</mn>
      </msub>
    </mstyle>
    <annotation encoding="StarMath 5.0">color white {ldline . rdline _2}</annotation>
  </semantics>
</math>
</file>

<file path=Object 3/content.xml><?xml version="1.0" encoding="utf-8"?>
<math xmlns="http://www.w3.org/1998/Math/MathML" display="block">
  <semantics>
    <mstyle color="white">
      <mrow>
        <mi>x</mi>
        <mo stretchy="false">∈</mo>
        <msup>
          <mi mathvariant="normal">ℝ</mi>
          <mn>5</mn>
        </msup>
      </mrow>
    </mstyle>
    <annotation encoding="StarMath 5.0">color white {x in setR^5}</annotation>
  </semantics>
</math>
</file>

<file path=Object 4/content.xml><?xml version="1.0" encoding="utf-8"?>
<math xmlns="http://www.w3.org/1998/Math/MathML" display="block">
  <semantics>
    <mstyle color="white">
      <msub>
        <mrow>
          <mo fence="true" stretchy="false">‖</mo>
          <mrow>
            <mi>.</mi>
          </mrow>
          <mo fence="true" stretchy="false">‖</mo>
        </mrow>
        <mn>2</mn>
      </msub>
    </mstyle>
    <annotation encoding="StarMath 5.0">color white {ldline . rdline _2}</annotation>
  </semantics>
</math>
</file>

<file path=Object 5/content.xml><?xml version="1.0" encoding="utf-8"?>
<math xmlns="http://www.w3.org/1998/Math/MathML" display="block">
  <semantics>
    <mstyle color="white">
      <mrow>
        <mi>.</mi>
        <mo stretchy="false">/</mo>
        <mi>.</mi>
      </mrow>
    </mstyle>
    <annotation encoding="StarMath 5.0">color white {./.}</annotation>
  </semantics>
</math>
</file>